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/>
      <style:text-properties fo:color="#14171a"/>
    </style:style>
    <style:style style:name="P4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-0.25in" style:auto-text-indent="false"/>
      <style:text-properties officeooo:paragraph-rsid="000e1315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-0.25in" style:auto-text-indent="false"/>
      <style:text-properties officeooo:rsid="000e1315" officeooo:paragraph-rsid="000e1315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1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officeooo:paragraph-rsid="0010dce3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15%" fo:text-indent="-0.25in" style:auto-text-indent="false"/>
      <style:text-properties officeooo:rsid="000e1315" officeooo:paragraph-rsid="0010dce3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15%" fo:text-indent="-0.25in" style:auto-text-indent="false"/>
      <style:text-properties officeooo:paragraph-rsid="0010dce3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19" style:family="paragraph" style:parent-style-name="Standard" style:list-style-name="WWNum6">
      <loext:graphic-properties draw:fill="solid" draw:fill-color="#ffffff"/>
      <style:paragraph-properties fo:margin-left="0.5in" fo:margin-right="0in" fo:margin-top="0.3335in" fo:margin-bottom="0.2083in" loext:contextual-spacing="true" fo:line-height="100%" fo:text-indent="-0.25in" style:auto-text-indent="false" fo:background-color="#ffffff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/>
      <style:text-properties officeooo:rsid="000e1315" officeooo:paragraph-rsid="000e1315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fo:background-color="#f5f8fa" loext:char-shading-value="0"/>
    </style:style>
    <style:style style:name="T5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7" style:family="text">
      <style:text-properties fo:color="#14171a"/>
    </style:style>
    <style:style style:name="T8" style:family="text">
      <style:text-properties fo:color="#14171a" fo:background-color="#f5f8fa" loext:char-shading-value="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22458f" style:text-underline-style="solid" style:text-underline-width="auto" style:text-underline-color="font-color"/>
    </style:style>
    <style:style style:name="T11" style:family="text">
      <style:text-properties fo:color="#1b95e0" style:text-underline-style="solid" style:text-underline-width="auto" style:text-underline-color="font-color" fo:background-color="#ffffff" loext:char-shading-value="0"/>
    </style:style>
    <style:style style:name="T12" style:family="text">
      <style:text-properties fo:color="#111111"/>
    </style:style>
    <style:style style:name="T13" style:family="text">
      <style:text-properties fo:color="#0066c0" style:text-underline-style="solid" style:text-underline-width="auto" style:text-underline-color="font-color" fo:background-color="#ffffff" loext:char-shading-value="0"/>
    </style:style>
    <style:style style:name="T14" style:family="text">
      <style:text-properties fo:color="#545454"/>
    </style:style>
    <style:style style:name="T15" style:family="text">
      <style:text-properties fo:color="#2b89fe" style:text-underline-style="solid" style:text-underline-width="auto" style:text-underline-color="font-color"/>
    </style:style>
    <style:style style:name="T16" style:family="text">
      <style:text-properties fo:color="#1d2626"/>
    </style:style>
    <style:style style:name="T17" style:family="text">
      <style:text-properties officeooo:rsid="0010dce3"/>
    </style:style>
    <style:style style:name="T18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ading list for government policy people interested in digital </text:p>
      <text:p text:style-name="P1"/>
      <text:p text:style-name="P8"><text:span text:style-name="T17">My original reading suggestions were as follows:</text:span></text:p>
      <text:list xml:id="list2458958795" text:style-name="WWNum1">
        <text:list-item>
          <text:p text:style-name="P11"><text:a xlink:type="simple" xlink:href="https://www.agilealliance.org/agile101/the-agile-manifesto/" text:style-name="Internet_20_link" text:visited-style-name="Visited_20_Internet_20_Link"><text:span text:style-name="T3">The Agile Manifesto</text:span></text:a>, 2001</text:p>
        </text:list-item>
        <text:list-item>
          <text:p text:style-name="P11"><text:a xlink:type="simple" xlink:href="http://chimera.labs.oreilly.com/books/1234000000774/ch02.html" text:style-name="Internet_20_link" text:visited-style-name="Visited_20_Internet_20_Link"><text:span text:style-name="T3">Government as a platform</text:span></text:a>, <text:a xlink:type="simple" xlink:href="https://twitter.com/timoreilly" text:style-name="Internet_20_link" text:visited-style-name="Visited_20_Internet_20_Link"><text:span text:style-name="T3">Tim O’Reilly</text:span></text:a>, 2010</text:p>
        </text:list-item>
        <text:list-item>
          <text:p text:style-name="P11"><text:a xlink:type="simple" xlink:href="https://en.wikipedia.org/wiki/The_Cathedral_and_the_Bazaar" text:style-name="Internet_20_link" text:visited-style-name="Visited_20_Internet_20_Link"><text:span text:style-name="T3">The Cathedral and the Bazaar</text:span></text:a>, <text:a xlink:type="simple" xlink:href="https://twitter.com/esrtweet" text:style-name="Internet_20_link" text:visited-style-name="Visited_20_Internet_20_Link"><text:span text:style-name="T3">Eric S. Raymond</text:span></text:a>, 1997</text:p>
        </text:list-item>
        <text:list-item>
          <text:p text:style-name="P11"><text:a xlink:type="simple" xlink:href="https://vincentkeunen.files.wordpress.com/2011/12/marc-andreessen-on-why-software-is-eating-the-world.pdf" text:style-name="Internet_20_link" text:visited-style-name="Visited_20_Internet_20_Link"><text:span text:style-name="T3">Software is eating the world</text:span></text:a>, <text:a xlink:type="simple" xlink:href="https://twitter.com/pmarca" text:style-name="Internet_20_link" text:visited-style-name="Visited_20_Internet_20_Link"><text:span text:style-name="T3">Marc Andreessen</text:span></text:a>, 2011</text:p>
        </text:list-item>
        <text:list-item>
          <text:p text:style-name="P11"><text:a xlink:type="simple" xlink:href="https://hbr.org/2014/12/understanding-new-power" text:style-name="Internet_20_link" text:visited-style-name="Visited_20_Internet_20_Link"><text:span text:style-name="T3">New Power</text:span></text:a>, <text:a xlink:type="simple" xlink:href="https://twitter.com/jeremyheimans" text:style-name="Internet_20_link" text:visited-style-name="Visited_20_Internet_20_Link"><text:span text:style-name="T3">Jeremy Heimans</text:span></text:a> and <text:a xlink:type="simple" xlink:href="https://twitter.com/henrytimms" text:style-name="Internet_20_link" text:visited-style-name="Visited_20_Internet_20_Link"><text:span text:style-name="T3">Henry Timms</text:span></text:a>, 2014 </text:p>
        </text:list-item>
        <text:list-item>
          <text:p text:style-name="P11"><text:a xlink:type="simple" xlink:href="https://www.gov.uk/design-principles" text:style-name="Internet_20_link" text:visited-style-name="Visited_20_Internet_20_Link"><text:span text:style-name="T3">Government Digital Service design principles</text:span></text:a>, 2012</text:p>
        </text:list-item>
        <text:list-item>
          <text:p text:style-name="P10"><text:a xlink:type="simple" xlink:href="http://www.computerweekly.com/opinion/Government-as-a-platform-or-a-platform-for-government-Which-are-we-getting" text:style-name="Internet_20_link" text:visited-style-name="Visited_20_Internet_20_Link">Government as a platform, or a platform for government? Which are we getting?</text:a> And <text:a xlink:type="simple" xlink:href="http://www.computerweekly.com/opinion/What-is-government-as-a-platform-and-how-do-we-achieve-it" text:style-name="Internet_20_link" text:visited-style-name="Visited_20_Internet_20_Link">What is government as a platform and how do we achieve it?</text:a>, both by <text:a xlink:type="simple" xlink:href="https://twitter.com/markthompson1" text:style-name="Internet_20_link" text:visited-style-name="Visited_20_Internet_20_Link">Mark Thompson</text:a>, 2015</text:p>
        </text:list-item>
        <text:list-item>
          <text:p text:style-name="P10"><text:bookmark text:name="docs-internal-guid-1031dd26-cb66-1de3-baab-09bc9610a450"/><text:a xlink:type="simple" xlink:href="https://twitter.com/tomskitomski/status/729974444794494976" text:style-name="Internet_20_link" text:visited-style-name="Visited_20_Internet_20_Link"><text:span text:style-name="T18">Definition of digital</text:span></text:a><text:span text:style-name="T19">, by </text:span><text:a xlink:type="simple" xlink:href="https://twitter.com/tomskitomski" text:style-name="Internet_20_link" text:visited-style-name="Visited_20_Internet_20_Link"><text:span text:style-name="T18">Tom Loosemore</text:span></text:a><text:span text:style-name="T19">, 2016</text:span></text:p>
          <text:p text:style-name="P10"/>
        </text:list-item>
      </text:list>
      <text:p text:style-name="P8">The suggestions I received <text:span text:style-name="T17">from Twitter </text:span><text:a xlink:type="simple" xlink:href="https://twitter.com/maltbyps/status/877228688009551873" text:style-name="Internet_20_link" text:visited-style-name="Visited_20_Internet_20_Link"><text:span text:style-name="T17">after my request </text:span></text:a>are set out below, and I’ve roughly grouped them. <text:span text:style-name="T17">I’d welcome others contributing to the list and keeping it up to date.</text:span> This is also a great list of people to follow, if you don’t already.</text:p>
      <text:p text:style-name="P1"/>
      <text:p text:style-name="P4">Digital</text:p>
      <text:list xml:id="list1006956236" text:style-name="WWNum6">
        <text:list-item>
          <text:p text:style-name="P12"><text:a xlink:type="simple" xlink:href="https://www.bloomberg.com/graphics/2015-paul-ford-what-is-code/" text:style-name="Internet_20_link" text:visited-style-name="Visited_20_Internet_20_Link"><text:span text:style-name="T3">What is code?</text:span></text:a><text:span text:style-name="T7"> By Paul Ford, 2015. Via </text:span><text:a xlink:type="simple" xlink:href="https://twitter.com/jaggeree" text:style-name="Internet_20_link" text:visited-style-name="Visited_20_Internet_20_Link"><text:span text:style-name="T3">Chris Thorpe</text:span></text:a></text:p>
        </text:list-item>
        <text:list-item>
          <text:p text:style-name="P12"><text:a xlink:type="simple" xlink:href="http://blog.gardeviance.org/2015/02/an-introduction-to-wardley-value-chain.html?m=1" text:style-name="Internet_20_link" text:visited-style-name="Visited_20_Internet_20_Link"><text:span text:style-name="T3">An introduction to Wardley value chain mapping</text:span></text:a><text:span text:style-name="T7">, by </text:span><text:a xlink:type="simple" xlink:href="https://twitter.com/swardley" text:style-name="Internet_20_link" text:visited-style-name="Visited_20_Internet_20_Link"><text:span text:style-name="T3">Simon Wardley</text:span></text:a><text:span text:style-name="T7">. Via </text:span><text:a xlink:type="simple" xlink:href="https://twitter.com/psd" text:style-name="Internet_20_link" text:visited-style-name="Visited_20_Internet_20_Link"><text:span text:style-name="T3">Paul Downey</text:span></text:a> and <text:a xlink:type="simple" xlink:href="https://twitter.com/richardjpope" text:style-name="Internet_20_link" text:visited-style-name="Visited_20_Internet_20_Link"><text:span text:style-name="T3">Richard Pope</text:span></text:a></text:p>
        </text:list-item>
        <text:list-item>
          <text:p text:style-name="P12"><text:a xlink:type="simple" xlink:href="https://storythings.com/we-re-not-leaving-this-bar-until-we-ve-come-up-with-such-a-great-idea-that-i-can-t-sack-you-b12ddfd53fa8" text:style-name="Internet_20_link" text:visited-style-name="Visited_20_Internet_20_Link"><text:span text:style-name="T5">We’re not leaving this bar until we’ve come up with such a great idea that I can’t sack you</text:span></text:a><text:span text:style-name="T9">, by </text:span><text:a xlink:type="simple" xlink:href="https://twitter.com/TonyAgeh" text:style-name="Internet_20_link" text:visited-style-name="Visited_20_Internet_20_Link"><text:span text:style-name="T5">Tony Ageh</text:span></text:a><text:span text:style-name="T9">, 2014. Via </text:span><text:a xlink:type="simple" xlink:href="https://twitter.com/jaggeree" text:style-name="Internet_20_link" text:visited-style-name="Visited_20_Internet_20_Link"><text:span text:style-name="T5">Chris Thorpe</text:span></text:a></text:p>
        </text:list-item>
        <text:list-item>
          <text:p text:style-name="P12"><text:a xlink:type="simple" xlink:href="http://blog.memespring.co.uk/2015/09/14/product-land-part-3/" text:style-name="Internet_20_link" text:visited-style-name="Visited_20_Internet_20_Link"><text:span text:style-name="T3">Product Land</text:span></text:a>, by <text:a xlink:type="simple" xlink:href="https://twitter.com/richardjpope" text:style-name="Internet_20_link" text:visited-style-name="Visited_20_Internet_20_Link"><text:span text:style-name="T3">Richard Pope</text:span></text:a>, 2015. Via <text:a xlink:type="simple" xlink:href="https://twitter.com/rachelcoldicutt" text:style-name="Internet_20_link" text:visited-style-name="Visited_20_Internet_20_Link"><text:span text:style-name="T3">Rachel Coldicutt</text:span></text:a></text:p>
        </text:list-item>
        <text:list-item>
          <text:p text:style-name="P12"><text:a xlink:type="simple" xlink:href="https://www.amazon.co.uk/d/Books/Being-Digital-Nicholas-Negroponte/0340649305" text:style-name="Internet_20_link" text:visited-style-name="Visited_20_Internet_20_Link"><text:span text:style-name="T3">Being Digital</text:span></text:a>, <text:a xlink:type="simple" xlink:href="https://twitter.com/nnegroponte" text:style-name="Internet_20_link" text:visited-style-name="Visited_20_Internet_20_Link"><text:span text:style-name="T3">Nicholas Negroponte</text:span></text:a>, 1996. Via <text:a xlink:type="simple" xlink:href="about:blank" text:style-name="Internet_20_link" text:visited-style-name="Visited_20_Internet_20_Link"><text:span text:style-name="T3">Michael Smethurst</text:span></text:a> </text:p>
        </text:list-item>
        <text:list-item>
          <text:p text:style-name="P12"><text:a xlink:type="simple" xlink:href="https://www.amazon.com/Checklist-Manifesto-How-Things-Right/dp/0312430000/ref=as_li_ss_tl?_encoding=UTF8&amp;qid=&amp;sr=&amp;linkCode=sl1&amp;tag=learisgrow-20&amp;linkId=cb0b12fe0a511c4b0ecea8d0482e2049" text:style-name="Internet_20_link" text:visited-style-name="Visited_20_Internet_20_Link"><text:span text:style-name="T3">Checklist manifesto</text:span></text:a><text:span text:style-name="T7"> by </text:span><text:a xlink:type="simple" xlink:href="https://twitter.com/Atul_Gawande" text:style-name="Internet_20_link" text:visited-style-name="Visited_20_Internet_20_Link"><text:span text:style-name="T3">Atul gawande</text:span></text:a><text:span text:style-name="T7">, 2011. Via </text:span><text:a xlink:type="simple" xlink:href="https://twitter.com/liammax" text:style-name="Internet_20_link" text:visited-style-name="Visited_20_Internet_20_Link"><text:span text:style-name="T3">Liam Maxwell</text:span></text:a></text:p>
        </text:list-item>
        <text:list-item>
          <text:p text:style-name="P12"><text:a xlink:type="simple" xlink:href="https://www.amazon.co.uk/Phoenix-Project-DevOps-Helping-Business-ebook/dp/B00AZRBLHO" text:style-name="Internet_20_link" text:visited-style-name="Visited_20_Internet_20_Link"><text:span text:style-name="T3">The Phoenix Project</text:span></text:a><text:span text:style-name="T7"> by </text:span><text:a xlink:type="simple" xlink:href="https://twitter.com/RealGeneKim" text:style-name="Internet_20_link" text:visited-style-name="Visited_20_Internet_20_Link"><text:span text:style-name="T3">Gene Kim</text:span></text:a><text:span text:style-name="T7">, 2013. Via </text:span><text:a xlink:type="simple" xlink:href="https://twitter.com/psd" text:style-name="Internet_20_link" text:visited-style-name="Visited_20_Internet_20_Link"><text:span text:style-name="T3">Paul Downey</text:span></text:a></text:p>
        </text:list-item>
        <text:list-item>
          <text:p text:style-name="P12"><text:a xlink:type="simple" xlink:href="https://37signals.com/rework" text:style-name="Internet_20_link" text:visited-style-name="Visited_20_Internet_20_Link"><text:span text:style-name="T3">Rework</text:span></text:a>, by <text:a xlink:type="simple" xlink:href="https://twitter.com/jasonfried" text:style-name="Internet_20_link" text:visited-style-name="Visited_20_Internet_20_Link"><text:span text:style-name="T3">Jason Fried</text:span></text:a> and <text:span text:style-name="T7">David Heinemeier Hansson, 2010</text:span>. <text:span text:style-name="T7">Via </text:span><text:a xlink:type="simple" xlink:href="https://twitter.com/psd" text:style-name="Internet_20_link" text:visited-style-name="Visited_20_Internet_20_Link"><text:span text:style-name="T3">Paul Downey</text:span></text:a></text:p>
        </text:list-item>
        <text:list-item>
          <text:p text:style-name="P12"><text:a xlink:type="simple" xlink:href="https://www.amazon.com/Whiplash-How-Survive-Faster-Future/dp/1455544590" text:style-name="Internet_20_link" text:visited-style-name="Visited_20_Internet_20_Link"><text:span text:style-name="T10">Whiplash: How to Survive Our Faster Future</text:span></text:a><text:span text:style-name="T7">, by</text:span><text:a xlink:type="simple" xlink:href="https://twitter.com/joi" text:style-name="Internet_20_link" text:visited-style-name="Visited_20_Internet_20_Link"><text:span text:style-name="T3"> Joi Ito</text:span></text:a><text:span text:style-name="T7"> and </text:span><text:a xlink:type="simple" xlink:href="https://twitter.com/crowdsourcing" text:style-name="Internet_20_link" text:visited-style-name="Visited_20_Internet_20_Link"><text:span text:style-name="T3">Jeff Howe</text:span></text:a><text:span text:style-name="T7">. </text:span>Via <text:a xlink:type="simple" xlink:href="https://twitter.com/naticarfi" text:style-name="Internet_20_link" text:visited-style-name="Visited_20_Internet_20_Link"><text:span text:style-name="T3">Nati Carfi</text:span></text:a></text:p>
        </text:list-item>
        <text:list-item>
          <text:p text:style-name="P12"><text:a xlink:type="simple" xlink:href="http://www.howtomakesenseofanymess.com/" text:style-name="Internet_20_link" text:visited-style-name="Visited_20_Internet_20_Link"><text:span text:style-name="T3">How to make sense of any mess</text:span></text:a><text:span text:style-name="T7"> by </text:span><text:a xlink:type="simple" xlink:href="https://twitter.com/Abby_the_IA" text:style-name="Internet_20_link" text:visited-style-name="Visited_20_Internet_20_Link"><text:span text:style-name="T3">Abby Covert</text:span></text:a><text:span text:style-name="T7"> 2015. Via </text:span><text:a xlink:type="simple" xlink:href="https://twitter.com/psd" text:style-name="Internet_20_link" text:visited-style-name="Visited_20_Internet_20_Link"><text:span text:style-name="T3">Paul Downey</text:span></text:a></text:p>
        </text:list-item>
        <text:list-item>
          <text:p text:style-name="P12"><text:a xlink:type="simple" xlink:href="https://www.amazon.co.uk/dp/B0026OR3MQ/ref=dp-kindle-redirect?_encoding=UTF8&amp;btkr=1" text:style-name="Internet_20_link" text:visited-style-name="Visited_20_Internet_20_Link"><text:span text:style-name="T3">Subject To Change: Creating Great Products &amp; Services for an Uncertain World</text:span></text:a><text:span text:style-name="T7"> by </text:span><text:a xlink:type="simple" xlink:href="https://twitter.com/peterme" text:style-name="Internet_20_link" text:visited-style-name="Visited_20_Internet_20_Link"><text:span text:style-name="T3">Peter Merholz</text:span></text:a><text:span text:style-name="T7">, 2008. Via </text:span><text:a xlink:type="simple" xlink:href="https://twitter.com/geektwogeek" text:style-name="Internet_20_link" text:visited-style-name="Visited_20_Internet_20_Link"><text:span text:style-name="T3">Nic Cary</text:span></text:a></text:p>
        </text:list-item>
        <text:list-item>
          <text:p text:style-name="P12"><text:a xlink:type="simple" xlink:href="https://www.ted.com/talks/rory_sutherland_sweat_the_small_stuff" text:style-name="Internet_20_link" text:visited-style-name="Visited_20_Internet_20_Link"><text:span text:style-name="T3">Sweat the small stuff, </text:span></text:a><text:span text:style-name="T7">TED talk by </text:span><text:a xlink:type="simple" xlink:href="https://twitter.com/rorysutherland" text:style-name="Internet_20_link" text:visited-style-name="Visited_20_Internet_20_Link"><text:span text:style-name="T3">Rory Sutherland</text:span></text:a><text:span text:style-name="T7">, 2012. Via </text:span><text:a xlink:type="simple" xlink:href="https://twitter.com/geektwogeek" text:style-name="Internet_20_link" text:visited-style-name="Visited_20_Internet_20_Link"><text:span text:style-name="T3">Nic Cary</text:span></text:a></text:p>
        </text:list-item>
        <text:list-item>
          <text:p text:style-name="P12"><text:a xlink:type="simple" xlink:href="https://www.amazon.co.uk/dp/B019CGXTP0/ref=dp-kindle-redirect?_encoding=UTF8&amp;btkr=1" text:style-name="Internet_20_link" text:visited-style-name="Visited_20_Internet_20_Link"><text:span text:style-name="T3">Homo Deus</text:span></text:a><text:span text:style-name="T7">, by </text:span><text:a xlink:type="simple" xlink:href="https://twitter.com/harari_yuval" text:style-name="Internet_20_link" text:visited-style-name="Visited_20_Internet_20_Link"><text:span text:style-name="T11">Yuval Noah Harari</text:span></text:a><text:span text:style-name="T7">; Via</text:span><text:a xlink:type="simple" xlink:href="https://twitter.com/Stef_W" text:style-name="Internet_20_link" text:visited-style-name="Visited_20_Internet_20_Link"><text:span text:style-name="T3"> Stefan Webb </text:span></text:a></text:p>
        </text:list-item>
        <text:list-item>
          <text:p text:style-name="P12"><text:a xlink:type="simple" xlink:href="https://www.amazon.co.uk/Race-Against-Machine-Accelerating-Productivity-ebook/dp/B005WTR4ZI" text:style-name="Internet_20_link" text:visited-style-name="Visited_20_Internet_20_Link"><text:span text:style-name="T3">Race Against The Machine: How the Digital Revolution is Accelerating Innovation, Driving Productivity, and Irreversibly Transforming Employment and the Economy</text:span></text:a><text:span text:style-name="T12">, by </text:span><text:a xlink:type="simple" xlink:href="https://twitter.com/erikbryn" text:style-name="Internet_20_link" text:visited-style-name="Visited_20_Internet_20_Link"><text:span text:style-name="T13">Erik Brynjolfsson</text:span></text:a><text:span text:style-name="T12">. Via </text:span><text:a xlink:type="simple" xlink:href="https://twitter.com/mcaino" text:style-name="Internet_20_link" text:visited-style-name="Visited_20_Internet_20_Link"><text:span text:style-name="T3">Matt Cain</text:span></text:a></text:p>
        </text:list-item>
        <text:list-item>
          <text:p text:style-name="P12"><text:a xlink:type="simple" xlink:href="https://www.amazon.com/Play-Anything-Pleasure-Limits-Boredom/dp/0465051723" text:style-name="Internet_20_link" text:visited-style-name="Visited_20_Internet_20_Link"><text:span text:style-name="T10">Play Anything: The Pleasure of Limits, the Uses of Boredom, and the Secret of Games</text:span></text:a>, by <text:a xlink:type="simple" xlink:href="https://twitter.com/ibogost" text:style-name="Internet_20_link" text:visited-style-name="Visited_20_Internet_20_Link"><text:span text:style-name="T3">Ian Bogost</text:span></text:a>. Via <text:a xlink:type="simple" xlink:href="https://twitter.com/naticarfi" text:style-name="Internet_20_link" text:visited-style-name="Visited_20_Internet_20_Link"><text:span text:style-name="T3">Nati Carfi</text:span></text:a></text:p>
        </text:list-item>
      </text:list>
      <text:p text:style-name="P1"/>
      <text:p text:style-name="P4">Government digital</text:p>
      <text:list xml:id="list701702311" text:style-name="WWNum3">
        <text:list-item>
          <text:p text:style-name="P13"><text:a xlink:type="simple" xlink:href="https://t.co/CjDowtifBU" text:style-name="Internet_20_link" text:visited-style-name="Visited_20_Internet_20_Link"><text:span text:style-name="T3">Policy Making in a Digital Age</text:span></text:a>, <text:a xlink:type="simple" xlink:href="https://twitter.com/pahlkadot" text:style-name="Internet_20_link" text:visited-style-name="Visited_20_Internet_20_Link"><text:span text:style-name="T3">Jennifer Pahlka</text:span></text:a>. Via <text:a xlink:type="simple" xlink:href="https://twitter.com/honeygolightly" text:style-name="Internet_20_link" text:visited-style-name="Visited_20_Internet_20_Link"><text:span text:style-name="T3">Honey Dacanay</text:span></text:a><text:span text:style-name="T14"> </text:span></text:p>
        </text:list-item>
        <text:list-item>
          <text:p text:style-name="P13"><text:a xlink:type="simple" xlink:href="https://www.mysociety.org/2012/06/19/can-you-recognize-the-million-pound-chair/" text:style-name="Internet_20_link" text:visited-style-name="Visited_20_Internet_20_Link"><text:span text:style-name="T3">Can you recognise the million pound chair? </text:span></text:a>by<text:span text:style-name="T14"> </text:span><text:a xlink:type="simple" xlink:href="https://twitter.com/steiny" text:style-name="Internet_20_link" text:visited-style-name="Visited_20_Internet_20_Link"><text:span text:style-name="T3">Tom Steinberg</text:span></text:a>, 2012. Via <text:a xlink:type="simple" xlink:href="https://twitter.com/richardjpope" text:style-name="Internet_20_link" text:visited-style-name="Visited_20_Internet_20_Link"><text:span text:style-name="T3">Richard Pope</text:span></text:a></text:p>
        </text:list-item>
      </text:list>
      <text:list xml:id="list171302602717855" text:continue-list="list1006956236" text:style-name="WWNum6">
        <text:list-item>
          <text:p text:style-name="P12"><text:soft-page-break/><text:a xlink:type="simple" xlink:href="https://www.wired.com/2015/12/how-bostons-tech-squad-saved-the-city-from-its-annual-moving-day-nightmare/" text:style-name="Internet_20_link" text:visited-style-name="Visited_20_Internet_20_Link"><text:span text:style-name="T3">How Boston’s tech squad saved the city from its annual moving day nightmare</text:span></text:a><text:span text:style-name="T14">,</text:span> by <text:a xlink:type="simple" xlink:href="https://twitter.com/scrawford" text:style-name="Internet_20_link" text:visited-style-name="Visited_20_Internet_20_Link"><text:span text:style-name="T3">Susan Crawford</text:span></text:a>, 2015. Via <text:a xlink:type="simple" xlink:href="https://twitter.com/aschrock" text:style-name="Internet_20_link" text:visited-style-name="Visited_20_Internet_20_Link"><text:span text:style-name="T3">Andrew Schrock</text:span></text:a></text:p>
        </text:list-item>
        <text:list-item>
          <text:p text:style-name="P12"><text:a xlink:type="simple" xlink:href="https://t.co/aT8vTTZDtK" text:style-name="Internet_20_link" text:visited-style-name="Visited_20_Internet_20_Link"><text:span text:style-name="T3">Boiling Frogs</text:span></text:a><text:span text:style-name="T14">, </text:span><text:a xlink:type="simple" xlink:href="https://twitter.com/GCHQ" text:style-name="Internet_20_link" text:visited-style-name="Visited_20_Internet_20_Link"><text:span text:style-name="T3">GCHQ</text:span></text:a><text:span text:style-name="T14">. </text:span>Via<text:a xlink:type="simple" xlink:href="https://twitter.com/rossferg" text:style-name="Internet_20_link" text:visited-style-name="Visited_20_Internet_20_Link"><text:span text:style-name="T3"> Ross Ferguson</text:span></text:a></text:p>
        </text:list-item>
        <text:list-item>
          <text:p text:style-name="P12"><text:a xlink:type="simple" xlink:href="https://www.linkedin.com/pulse/20140325160616-16553--they-have-no-use-for-someone-who-looks-and-dresses-like-me" text:style-name="Internet_20_link" text:visited-style-name="Visited_20_Internet_20_Link"><text:span text:style-name="T3">Tim O’Reilly on the Code Red Time magazine article by Steve Brill. </text:span></text:a>Via <text:a xlink:type="simple" xlink:href="https://twitter.com/honeygolightly" text:style-name="Internet_20_link" text:visited-style-name="Visited_20_Internet_20_Link"><text:span text:style-name="T3">Honey Dacanay</text:span></text:a> </text:p>
        </text:list-item>
        <text:list-item>
          <text:p text:style-name="P19"><text:a xlink:type="simple" xlink:href="http://eu.wiley.com/WileyCDA/WileyTitle/productCd-1118910907.html" text:style-name="Internet_20_link" text:visited-style-name="Visited_20_Internet_20_Link"><text:span text:style-name="T3">The Responsive City: Engaging Communities Through Data-Smart Governance</text:span></text:a><text:span text:style-name="T14"> </text:span><text:a xlink:type="simple" xlink:href="https://twitter.com/GoldsmithOnGov" text:style-name="Internet_20_link" text:visited-style-name="Visited_20_Internet_20_Link"><text:span text:style-name="T15">Stephen Goldsmith</text:span></text:a><text:span text:style-name="T16"> </text:span>and<text:span text:style-name="T16"> </text:span><text:a xlink:type="simple" xlink:href="https://twitter.com/scrawford" text:style-name="Internet_20_link" text:visited-style-name="Visited_20_Internet_20_Link"><text:span text:style-name="T15">Susan Crawford</text:span></text:a>, 2014. Via <text:a xlink:type="simple" xlink:href="https://twitter.com/aschrock" text:style-name="Internet_20_link" text:visited-style-name="Visited_20_Internet_20_Link"><text:span text:style-name="T3">Andrew Schrock</text:span></text:a></text:p>
        </text:list-item>
        <text:list-item>
          <text:p text:style-name="P12"><text:a xlink:type="simple" xlink:href="http://www.deliveringondigital.com/" text:style-name="Internet_20_link" text:visited-style-name="Visited_20_Internet_20_Link"><text:span text:style-name="T3">Delivering on digital </text:span></text:a><text:span text:style-name="T7">by </text:span><text:a xlink:type="simple" xlink:href="https://twitter.com/wdeggers" text:style-name="Internet_20_link" text:visited-style-name="Visited_20_Internet_20_Link"><text:span text:style-name="T3">William Eggers</text:span></text:a><text:span text:style-name="T7">, 2016. Via </text:span><text:a xlink:type="simple" xlink:href="https://twitter.com/mcaino" text:style-name="Internet_20_link" text:visited-style-name="Visited_20_Internet_20_Link"><text:span text:style-name="T3">Matt Cain</text:span></text:a></text:p>
        </text:list-item>
        <text:list-item>
          <text:p text:style-name="P12"><text:a xlink:type="simple" xlink:href="https://www.instituteforgovernment.org.uk/publications/improving-management-digital-government" text:style-name="Internet_20_link" text:visited-style-name="Visited_20_Internet_20_Link"><text:span text:style-name="T3">Improving the Management of Digital Government,</text:span></text:a> by <text:a xlink:type="simple" xlink:href="https://twitter.com/instituteforgov" text:style-name="Internet_20_link" text:visited-style-name="Visited_20_Internet_20_Link"><text:span text:style-name="T3">Institute for Government</text:span></text:a>, 2016. Via <text:a xlink:type="simple" xlink:href="https://twitter.com/EoinMcFadden" text:style-name="Internet_20_link" text:visited-style-name="Visited_20_Internet_20_Link"><text:span text:style-name="T3">Eoin McFadden</text:span></text:a></text:p>
        </text:list-item>
        <text:list-item>
          <text:p text:style-name="P12"><text:a xlink:type="simple" xlink:href="https://www.instituteforgovernment.org.uk/publications/making-success-digital-government" text:style-name="Internet_20_link" text:visited-style-name="Visited_20_Internet_20_Link"><text:span text:style-name="T3">Making a success of Digital Government</text:span></text:a>, by <text:a xlink:type="simple" xlink:href="https://twitter.com/instituteforgov" text:style-name="Internet_20_link" text:visited-style-name="Visited_20_Internet_20_Link"><text:span text:style-name="T3">Institute for Government,</text:span></text:a> 2016. Via <text:a xlink:type="simple" xlink:href="https://twitter.com/cholten99" text:style-name="Internet_20_link" text:visited-style-name="Visited_20_Internet_20_Link"><text:span text:style-name="T3">David Durant</text:span></text:a></text:p>
        </text:list-item>
        <text:list-item>
          <text:p text:style-name="P12"><text:a xlink:type="simple" xlink:href="https://www.diplomacy.edu/blog/report-top-digital-policy-developments-2016-year-review" text:style-name="Internet_20_link" text:visited-style-name="Visited_20_Internet_20_Link"><text:span text:style-name="T3">Top digital policy developments in 2016: A year in review</text:span></text:a>, by <text:a xlink:type="simple" xlink:href="https://twitter.com/DiplomacyEdu" text:style-name="Internet_20_link" text:visited-style-name="Visited_20_Internet_20_Link"><text:span text:style-name="T3">DiploFoundation</text:span></text:a>. Via <text:a xlink:type="simple" xlink:href="https://twitter.com/iamtoft" text:style-name="Internet_20_link" text:visited-style-name="Visited_20_Internet_20_Link"><text:span text:style-name="T3">Andrew Toft</text:span></text:a></text:p>
        </text:list-item>
        <text:list-item>
          <text:p text:style-name="P12"><text:a xlink:type="simple" xlink:href="http://strategicreading.uk/" text:style-name="Internet_20_link" text:visited-style-name="Visited_20_Internet_20_Link"><text:span text:style-name="T3">Strategic reading for people changing government</text:span></text:a>, blog by <text:a xlink:type="simple" xlink:href="https://twitter.com/pubstrat" text:style-name="Internet_20_link" text:visited-style-name="Visited_20_Internet_20_Link"><text:span text:style-name="T3">Stefan Czerniawski</text:span></text:a></text:p>
        </text:list-item>
        <text:list-item>
          <text:p text:style-name="P12"><text:a xlink:type="simple" xlink:href="https://da.vebrig.gs/category/links/" text:style-name="Internet_20_link" text:visited-style-name="Visited_20_Internet_20_Link"><text:span text:style-name="T3">Five for Friday</text:span></text:a>, blog by <text:a xlink:type="simple" xlink:href="https://twitter.com/davebriggs" text:style-name="Internet_20_link" text:visited-style-name="Visited_20_Internet_20_Link"><text:span text:style-name="T3">Dave Briggs</text:span></text:a></text:p>
        </text:list-item>
        <text:list-item>
          <text:p text:style-name="P12"><text:a xlink:type="simple" xlink:href="https://www.amazon.co.uk/dp/B01DRYIS4K/ref=dp-kindle-redirect?_encoding=UTF8&amp;btkr=1" text:style-name="Internet_20_link" text:visited-style-name="Visited_20_Internet_20_Link"><text:span text:style-name="T3">Rise of the Robots: Technology and the threat of mass unemployment</text:span></text:a><text:span text:style-name="T7">, by </text:span><text:a xlink:type="simple" xlink:href="https://twitter.com/MFordFuture" text:style-name="Internet_20_link" text:visited-style-name="Visited_20_Internet_20_Link"><text:span text:style-name="T3">Martin Ford</text:span></text:a><text:span text:style-name="T7">; Via</text:span><text:a xlink:type="simple" xlink:href="https://twitter.com/Stef_W" text:style-name="Internet_20_link" text:visited-style-name="Visited_20_Internet_20_Link"><text:span text:style-name="T3"> Stefan Webb </text:span></text:a></text:p>
        </text:list-item>
        <text:list-item>
          <text:p text:style-name="P12"><text:a xlink:type="simple" xlink:href="https://www.amazon.co.uk/dp/B003VWDOK2/ref=dp-kindle-redirect?_encoding=UTF8&amp;btkr=1" text:style-name="Internet_20_link" text:visited-style-name="Visited_20_Internet_20_Link"><text:span text:style-name="T3">The Code Book: a secret history of codes and codebreaking</text:span></text:a> by <text:a xlink:type="simple" xlink:href="https://twitter.com/SLSingh" text:style-name="Internet_20_link" text:visited-style-name="Visited_20_Internet_20_Link"><text:span text:style-name="T3">Simon Singh</text:span></text:a>, 2010. Via <text:a xlink:type="simple" xlink:href="https://twitter.com/psd" text:style-name="Internet_20_link" text:visited-style-name="Visited_20_Internet_20_Link"><text:span text:style-name="T3">Paul Downey</text:span></text:a></text:p>
        </text:list-item>
        <text:list-item>
          <text:p text:style-name="P12"><text:a xlink:type="simple" xlink:href="https://t.co/8nQcEYVGxI" text:style-name="Internet_20_link" text:visited-style-name="Visited_20_Internet_20_Link"><text:span text:style-name="T3">1984</text:span></text:a>, by George Orwell, 1949. Via <text:a xlink:type="simple" xlink:href="https://twitter.com/HendrikG" text:style-name="Internet_20_link" text:visited-style-name="Visited_20_Internet_20_Link"><text:span text:style-name="T3">Hendrik Grothuis</text:span></text:a></text:p>
        </text:list-item>
      </text:list>
      <text:p text:style-name="P1"/>
      <text:p text:style-name="P4">Design</text:p>
      <text:list xml:id="list2917461713" text:style-name="WWNum7">
        <text:list-item>
          <text:p text:style-name="P14"><text:a xlink:type="simple" xlink:href="https://www.amazon.co.uk/Designing-Delivery-Rethinking-Digital-Service/dp/1491949880" text:style-name="Internet_20_link" text:visited-style-name="Visited_20_Internet_20_Link"><text:span text:style-name="T3">Designing Delivery</text:span></text:a><text:span text:style-name="T7">, by </text:span><text:a xlink:type="simple" xlink:href="https://twitter.com/jeffsussna" text:style-name="Internet_20_link" text:visited-style-name="Visited_20_Internet_20_Link"><text:span text:style-name="T3">Jeff Sussna</text:span></text:a><text:span text:style-name="T7">, 2015. Via </text:span><text:a xlink:type="simple" xlink:href="https://twitter.com/mattedgar" text:style-name="Internet_20_link" text:visited-style-name="Visited_20_Internet_20_Link"><text:span text:style-name="T3">Matt Edgar</text:span></text:a></text:p>
        </text:list-item>
        <text:list-item>
          <text:p text:style-name="P14"><text:a xlink:type="simple" xlink:href="https://projectsbyif.com/ideas/we-need-new-patterns" text:style-name="Internet_20_link" text:visited-style-name="Visited_20_Internet_20_Link"><text:span text:style-name="T3">We need new patterns</text:span></text:a><text:span text:style-name="T7">, by </text:span><text:a xlink:type="simple" xlink:href="https://twitter.com/sarahtgold" text:style-name="Internet_20_link" text:visited-style-name="Visited_20_Internet_20_Link"><text:span text:style-name="T3">Sarah Gold</text:span></text:a><text:span text:style-name="T7">. Via </text:span><text:a xlink:type="simple" xlink:href="https://twitter.com/richardjpope" text:style-name="Internet_20_link" text:visited-style-name="Visited_20_Internet_20_Link"><text:span text:style-name="T3">Richard Pope</text:span></text:a></text:p>
        </text:list-item>
        <text:list-item>
          <text:p text:style-name="P14"><text:a xlink:type="simple" xlink:href="https://policypress.co.uk/leading-public-design" text:style-name="Internet_20_link" text:visited-style-name="Visited_20_Internet_20_Link"><text:span text:style-name="T3">Leading Public Design</text:span></text:a>, by <text:a xlink:type="simple" xlink:href="https://twitter.com/christianbason" text:style-name="Internet_20_link" text:visited-style-name="Visited_20_Internet_20_Link"><text:span text:style-name="T3">Christian Bason</text:span></text:a>. Via <text:a xlink:type="simple" xlink:href="https://twitter.com/mattedgar" text:style-name="Internet_20_link" text:visited-style-name="Visited_20_Internet_20_Link"><text:span text:style-name="T3">Matt Edgar</text:span></text:a></text:p>
        </text:list-item>
        <text:list-item>
          <text:p text:style-name="P14"><text:a xlink:type="simple" xlink:href="https://blog.mattedgar.com/2015/05/12/most-of-government-is-mostly-service-design-most-of-the-time-discuss/" text:style-name="Internet_20_link" text:visited-style-name="Visited_20_Internet_20_Link"><text:span text:style-name="T3">Most of government is mostly service design most of the time. Discuss</text:span></text:a>, by <text:a xlink:type="simple" xlink:href="https://twitter.com/mattedgar" text:style-name="Internet_20_link" text:visited-style-name="Visited_20_Internet_20_Link"><text:span text:style-name="T3">Matt Edgar</text:span></text:a>. Via <text:a xlink:type="simple" xlink:href="https://twitter.com/honeygolightly" text:style-name="Internet_20_link" text:visited-style-name="Visited_20_Internet_20_Link"><text:span text:style-name="T3">Honey Dacanay</text:span></text:a> </text:p>
        </text:list-item>
        <text:list-item>
          <text:p text:style-name="P14"><text:a xlink:type="simple" xlink:href="https://t.co/OWsrahvsry" text:style-name="Internet_20_link" text:visited-style-name="Visited_20_Internet_20_Link"><text:span text:style-name="T3">The Actual Problem to be Solved</text:span></text:a>, 2017, by <text:a xlink:type="simple" xlink:href="https://twitter.com/kateldn" text:style-name="Internet_20_link" text:visited-style-name="Visited_20_Internet_20_Link"><text:span text:style-name="T3">Kate Tarling</text:span></text:a><text:span text:style-name="T14"> </text:span>and<text:span text:style-name="T14"> </text:span><text:a xlink:type="simple" xlink:href="https://twitter.com/ayeshamoarif" text:style-name="Internet_20_link" text:visited-style-name="Visited_20_Internet_20_Link"><text:span text:style-name="T3">Ayesha Moarif</text:span></text:a>. Via <text:a xlink:type="simple" xlink:href="https://twitter.com/LivNeal" text:style-name="Internet_20_link" text:visited-style-name="Visited_20_Internet_20_Link"><text:span text:style-name="T3">Olivia Neal</text:span></text:a></text:p>
        </text:list-item>
        <text:list-item>
          <text:p text:style-name="P14"><text:a xlink:type="simple" xlink:href="https://t.co/eCkUKC244w" text:style-name="Internet_20_link" text:visited-style-name="Visited_20_Internet_20_Link"><text:span text:style-name="T3">The Needs of Government</text:span></text:a>, by <text:a xlink:type="simple" xlink:href="https://twitter.com/BenHolliday" text:style-name="Internet_20_link" text:visited-style-name="Visited_20_Internet_20_Link"><text:span text:style-name="T3">Ben Holliday</text:span></text:a>. Via <text:a xlink:type="simple" xlink:href="https://twitter.com/paulmsmith" text:style-name="Internet_20_link" text:visited-style-name="Visited_20_Internet_20_Link"><text:span text:style-name="T3">Paul Smith</text:span></text:a></text:p>
        </text:list-item>
        <text:list-item>
          <text:p text:style-name="P14"><text:a xlink:type="simple" xlink:href="https://gds.blog.gov.uk/2014/06/20/i-fought-the-law-and-the-users-won-delivering-online-voter-registration/" text:style-name="Internet_20_link" text:visited-style-name="Visited_20_Internet_20_Link"><text:span text:style-name="T3">I fought the law and the users won</text:span></text:a>, by <text:a xlink:type="simple" xlink:href="https://gds.blog.gov.uk/author/peter-herlihy/" text:style-name="Internet_20_link" text:visited-style-name="Visited_20_Internet_20_Link"><text:span text:style-name="T3">Peter Herlihy</text:span></text:a>. Via <text:a xlink:type="simple" xlink:href="https://twitter.com/joelanman" text:style-name="Internet_20_link" text:visited-style-name="Visited_20_Internet_20_Link"><text:span text:style-name="T3">Joe Lanman</text:span></text:a></text:p>
        </text:list-item>
        <text:list-item>
          <text:p text:style-name="P14"><text:a xlink:type="simple" xlink:href="https://www.dropbox.com/s/j3harzawy6o2ic0/Cliff%20Lampe%20-%20Citizen%20Interaction%20Design-%20Teaching%20HCI%20Through%20Service%20%282016%29.pdf?dl=0" text:style-name="Internet_20_link" text:visited-style-name="Visited_20_Internet_20_Link"><text:span text:style-name="T3">Citizen interactive design</text:span></text:a> by <text:a xlink:type="simple" xlink:href="https://twitter.com/clifflampe" text:style-name="Internet_20_link" text:visited-style-name="Visited_20_Internet_20_Link"><text:span text:style-name="T3">Cliff Lampe</text:span></text:a>, 2016. Via <text:a xlink:type="simple" xlink:href="https://twitter.com/aschrock" text:style-name="Internet_20_link" text:visited-style-name="Visited_20_Internet_20_Link"><text:span text:style-name="T3">Andrew Schrock</text:span></text:a></text:p>
        </text:list-item>
      </text:list>
      <text:p text:style-name="P1"/>
      <text:p text:style-name="P4">Leadership</text:p>
      <text:list xml:id="list950227446" text:style-name="WWNum4">
        <text:list-item>
          <text:p text:style-name="P15"><text:a xlink:type="simple" xlink:href="https://medium.com/doteveryone/what-a-digital-organisation-looks-like-82426a210ab8" text:style-name="Internet_20_link" text:visited-style-name="Visited_20_Internet_20_Link"><text:span text:style-name="T3">What a digital organisation looks like</text:span></text:a>, 2017, by <text:a xlink:type="simple" xlink:href="https://twitter.com/JanetHughes" text:style-name="Internet_20_link" text:visited-style-name="Visited_20_Internet_20_Link"><text:span text:style-name="T3">Janet Hughes</text:span></text:a>. Via <text:a xlink:type="simple" xlink:href="https://twitter.com/_cmfg" text:style-name="Internet_20_link" text:visited-style-name="Visited_20_Internet_20_Link">Claire-Marie </text:a><text:a xlink:type="simple" xlink:href="https://twitter.com/_cmfg" text:style-name="Internet_20_link" text:visited-style-name="Visited_20_Internet_20_Link">Foulquier-Gazagnes</text:a></text:p>
        </text:list-item>
        <text:list-item>
          <text:p text:style-name="P15"><text:a xlink:type="simple" xlink:href="https://t.co/Ci1Y0yLb12" text:style-name="Internet_20_link" text:visited-style-name="Visited_20_Internet_20_Link"><text:span text:style-name="T3">Digital is something you are</text:span></text:a>, by <text:a xlink:type="simple" xlink:href="https://twitter.com/gilest" text:style-name="Internet_20_link" text:visited-style-name="Visited_20_Internet_20_Link"><text:span text:style-name="T3">Giles Turnbull</text:span></text:a>. Via <text:a xlink:type="simple" xlink:href="https://twitter.com/jaggeree" text:style-name="Internet_20_link" text:visited-style-name="Visited_20_Internet_20_Link"><text:span text:style-name="T3">Chris Thorpe</text:span></text:a></text:p>
        </text:list-item>
        <text:list-item>
          <text:p text:style-name="P15"><text:a xlink:type="simple" xlink:href="https://doteveryone.org.uk/blog/2017/02/being-an-effective-leader-in-a-digital-age-is-abou/#sthash.dQA3ytCY.dpuf" text:style-name="Internet_20_link" text:visited-style-name="Visited_20_Internet_20_Link"><text:span text:style-name="T3">Digital leadership: changing your whole approach, not just doing better digital projects </text:span></text:a>by <text:a xlink:type="simple" xlink:href="https://twitter.com/JanetHughes" text:style-name="Internet_20_link" text:visited-style-name="Visited_20_Internet_20_Link"><text:span text:style-name="T3">Janet Hughes</text:span></text:a>, 2017. Via <text:a xlink:type="simple" xlink:href="https://twitter.com/richardjpope" text:style-name="Internet_20_link" text:visited-style-name="Visited_20_Internet_20_Link"><text:span text:style-name="T3">Richard Pope</text:span></text:a></text:p>
        </text:list-item>
        <text:list-item>
          <text:p text:style-name="P15"><text:a xlink:type="simple" xlink:href="https://medium.com/public-innovators-network/what-if-boldness-were-an-explicit-value-of-the-civil-service-3df6a3d2d008" text:style-name="Internet_20_link" text:visited-style-name="Visited_20_Internet_20_Link"><text:span text:style-name="T3">What if boldness were an explicit value of the civil service</text:span></text:a>, by <text:a xlink:type="simple" xlink:href="https://twitter.com/JanetHughes" text:style-name="Internet_20_link" text:visited-style-name="Visited_20_Internet_20_Link"><text:span text:style-name="T3">Janet Hughes</text:span></text:a>, 2016. Via <text:a xlink:type="simple" xlink:href="https://twitter.com/gilest" text:style-name="Internet_20_link" text:visited-style-name="Visited_20_Internet_20_Link"><text:span text:style-name="T3">Giles Turnbull</text:span></text:a></text:p>
        </text:list-item>
        <text:list-item>
          <text:p text:style-name="P15"><text:a xlink:type="simple" xlink:href="http://hbswk.hbs.edu/archive/2952.html" text:style-name="Internet_20_link" text:visited-style-name="Visited_20_Internet_20_Link"><text:span text:style-name="T3">Leadership on the Line</text:span></text:a><text:span text:style-name="T7"> by </text:span><text:a xlink:type="simple" xlink:href="https://twitter.com/RonHeifetz" text:style-name="Internet_20_link" text:visited-style-name="Visited_20_Internet_20_Link"><text:span text:style-name="T4">Ronald Heifetz</text:span></text:a><text:span text:style-name="T8"> and </text:span><text:a xlink:type="simple" xlink:href="https://twitter.com/martylinsky" text:style-name="Internet_20_link" text:visited-style-name="Visited_20_Internet_20_Link"><text:span text:style-name="T4">Marty Linsky</text:span></text:a><text:span text:style-name="T7">. Via </text:span><text:a xlink:type="simple" xlink:href="https://twitter.com/mcaino" text:style-name="Internet_20_link" text:visited-style-name="Visited_20_Internet_20_Link"><text:span text:style-name="T3">Matt Cain</text:span></text:a></text:p>
        </text:list-item>
        <text:list-item>
          <text:p text:style-name="P15"><text:a xlink:type="simple" xlink:href="https://en.wikipedia.org/wiki/The_Mythical_Man-Month" text:style-name="Internet_20_link" text:visited-style-name="Visited_20_Internet_20_Link"><text:span text:style-name="T3">The mythical man month</text:span></text:a> by Fred Brooks, 1975. Via <text:a xlink:type="simple" xlink:href="https://twitter.com/OOconnors" text:style-name="Internet_20_link" text:visited-style-name="Visited_20_Internet_20_Link"><text:span text:style-name="T3">Steve O’Connor</text:span></text:a></text:p>
        </text:list-item>
      </text:list>
      <text:p text:style-name="P1"/>
      <text:p text:style-name="P4">Politics and Digital</text:p>
      <text:list xml:id="list4259805224" text:style-name="WWNum2">
        <text:list-item>
          <text:p text:style-name="P16"><text:soft-page-break/><text:a xlink:type="simple" xlink:href="https://www.gov.uk/government/speeches/national-digital-conference-2015-keynote-speech" text:style-name="Internet_20_link" text:visited-style-name="Visited_20_Internet_20_Link"><text:span text:style-name="T3">National Digital Conference keynote speech</text:span></text:a>, by <text:a xlink:type="simple" xlink:href="https://twitter.com/MattHancock" text:style-name="Internet_20_link" text:visited-style-name="Visited_20_Internet_20_Link"><text:span text:style-name="T3">Matt Hancock MP</text:span></text:a>. Via <text:a xlink:type="simple" xlink:href="https://twitter.com/peterkwells" text:style-name="Internet_20_link" text:visited-style-name="Visited_20_Internet_20_Link"><text:span text:style-name="T3">Peter Wells</text:span></text:a></text:p>
        </text:list-item>
        <text:list-item>
          <text:p text:style-name="P16"><text:a xlink:type="simple" xlink:href="http://www.newstatesman.com/politics/staggers/2016/06/theres-revolution-out-there-and-labour-must-be-part-it" text:style-name="Internet_20_link" text:visited-style-name="Visited_20_Internet_20_Link"><text:span text:style-name="T5">There's a revolution out there - and Labour must be part of it</text:span></text:a>, by <text:a xlink:type="simple" xlink:href="https://twitter.com/ChiOnwurah" text:style-name="Internet_20_link" text:visited-style-name="Visited_20_Internet_20_Link"><text:span text:style-name="T3">Chi Onwurah MP</text:span></text:a>, 2016. Via <text:a xlink:type="simple" xlink:href="https://twitter.com/peterkwells" text:style-name="Internet_20_link" text:visited-style-name="Visited_20_Internet_20_Link">Peter We</text:a><text:a xlink:type="simple" xlink:href="https://twitter.com/peterkwells" text:style-name="Internet_20_link" text:visited-style-name="Visited_20_Internet_20_Link">lls</text:a></text:p>
        </text:list-item>
        <text:list-item>
          <text:p text:style-name="P16"><text:a xlink:type="simple" xlink:href="https://www.gov.uk/government/speeches/prime-minister-my-vision-for-a-smarter-state" text:style-name="Internet_20_link" text:visited-style-name="Visited_20_Internet_20_Link"><text:span text:style-name="T3">My vision for a smarter state</text:span></text:a>, by <text:a xlink:type="simple" xlink:href="https://twitter.com/David_Cameron" text:style-name="Internet_20_link" text:visited-style-name="Visited_20_Internet_20_Link"><text:span text:style-name="T3">David Cameron</text:span></text:a>, 2015. Via <text:a xlink:type="simple" xlink:href="https://twitter.com/peterkwells" text:style-name="Internet_20_link" text:visited-style-name="Visited_20_Internet_20_Link"><text:span text:style-name="T3">Peter Wells</text:span></text:a></text:p>
        </text:list-item>
        <text:list-item>
          <text:p text:style-name="P16"><text:a xlink:type="simple" xlink:href="https://www.amazon.co.uk/dp/B0076O2VMI/ref=dp-kindle-redirect?_encoding=UTF8&amp;btkr=1" text:style-name="Internet_20_link" text:visited-style-name="Visited_20_Internet_20_Link"><text:span text:style-name="T3">The righteous mind: why good people are divided by politics and religion</text:span></text:a><text:span text:style-name="T7">, by </text:span><text:a xlink:type="simple" xlink:href="https://twitter.com/JonHaidt" text:style-name="Internet_20_link" text:visited-style-name="Visited_20_Internet_20_Link"><text:span text:style-name="T3">Jonathan Haidt</text:span></text:a><text:span text:style-name="T7">. Via </text:span><text:a xlink:type="simple" xlink:href="https://twitter.com/RepresentLive" text:style-name="Internet_20_link" text:visited-style-name="Visited_20_Internet_20_Link"><text:span text:style-name="T3">Represent</text:span></text:a><text:span text:style-name="T7"> </text:span></text:p>
        </text:list-item>
        <text:list-item>
          <text:p text:style-name="P16"><text:a xlink:type="simple" xlink:href="https://www.amazon.co.uk/dp/B06XBY3XJV/ref=dp-kindle-redirect?_encoding=UTF8&amp;btkr=1" text:style-name="Internet_20_link" text:visited-style-name="Visited_20_Internet_20_Link"><text:span text:style-name="T3">The dictator's handbook: why bad behaviour is almost always good politics</text:span></text:a><text:span text:style-name="T7">, by Bruce Bueno de Mesquita. Via </text:span><text:a xlink:type="simple" xlink:href="https://twitter.com/RepresentLive" text:style-name="Internet_20_link" text:visited-style-name="Visited_20_Internet_20_Link"><text:span text:style-name="T3">Represent</text:span></text:a><text:span text:style-name="T7"> </text:span></text:p>
        </text:list-item>
        <text:list-item>
          <text:p text:style-name="P16"><text:a xlink:type="simple" xlink:href="https://www.amazon.com/New-Urban-Crisis-Segregation-Class/dp/0465079741/ref=sr_1_1?ie=UTF8&amp;qid=1494855529&amp;sr=8-1&amp;keywords=The+New+Urban+Crisis%3A+How+Our+Cities+Are+Increasing+Inequality%2C+Deepening+Segregation%2C+and+Failing+the+Middle+Class--and+What+We+Can+Do+About+It" text:style-name="Internet_20_link" text:visited-style-name="Visited_20_Internet_20_Link"><text:span text:style-name="T10">The New Urban Crisis: How Our Cities Are Increasing Inequality, Deepening Segregation, and Failing the Middle Class – and What We Can Do About It</text:span></text:a><text:span text:style-name="T7">, by </text:span><text:a xlink:type="simple" xlink:href="https://twitter.com/Richard_Florida" text:style-name="Internet_20_link" text:visited-style-name="Visited_20_Internet_20_Link"><text:span text:style-name="T3">Richard Florida</text:span></text:a><text:span text:style-name="T7">. </text:span>Via <text:a xlink:type="simple" xlink:href="https://twitter.com/naticarfi" text:style-name="Internet_20_link" text:visited-style-name="Visited_20_Internet_20_Link"><text:span text:style-name="T3">Nati Carfi</text:span></text:a></text:p>
        </text:list-item>
      </text:list>
      <text:p text:style-name="P1"/>
      <text:p text:style-name="P4">Data</text:p>
      <text:list xml:id="list185273644" text:style-name="WWNum5">
        <text:list-item>
          <text:p text:style-name="P17"><text:a xlink:type="simple" xlink:href="https://t.co/Ky6WuTyb4A" text:style-name="Internet_20_link" text:visited-style-name="Visited_20_Internet_20_Link"><text:span text:style-name="T3">One year on from the general election what does the data landscape look like?</text:span></text:a>, by <text:a xlink:type="simple" xlink:href="https://twitter.com/ellenbroad" text:style-name="Internet_20_link" text:visited-style-name="Visited_20_Internet_20_Link"><text:span text:style-name="T3">Ellen Broad</text:span></text:a>. Via <text:a xlink:type="simple" xlink:href="https://twitter.com/smithsam" text:style-name="Internet_20_link" text:visited-style-name="Visited_20_Internet_20_Link"><text:span text:style-name="T3">Sam Smith</text:span></text:a></text:p>
        </text:list-item>
        <text:list-item>
          <text:p text:style-name="P17"><text:a xlink:type="simple" xlink:href="https://t.co/ShizPFVrFk" text:style-name="Internet_20_link" text:visited-style-name="Visited_20_Internet_20_Link"><text:span text:style-name="T3">A manifesto for data literacy </text:span></text:a>by <text:a xlink:type="simple" xlink:href="https://twitter.com/matlock" text:style-name="Internet_20_link" text:visited-style-name="Visited_20_Internet_20_Link"><text:span text:style-name="T3">Matt Locke</text:span></text:a>. Via <text:a xlink:type="simple" xlink:href="https://twitter.com/jaggeree" text:style-name="Internet_20_link" text:visited-style-name="Visited_20_Internet_20_Link"><text:span text:style-name="T3">Chris Thorpe</text:span></text:a></text:p>
        </text:list-item>
        <text:list-item>
          <text:p text:style-name="P17"><text:a xlink:type="simple" xlink:href="http://www.amazon.com/Weapons-Math-Destruction-Increases-Inequality/dp/0553418815/ref=as_li_bk_tl/?tag=fastcomp08-20&amp;linkId=1b4b27aed6d9b945e3b43f2c9347a24d&amp;linkCode=ktl" text:style-name="Internet_20_link" text:visited-style-name="Visited_20_Internet_20_Link"><text:span text:style-name="T10">Weapons of Math Destruction: How Big Data Increases Inequality and Threatens Democracy</text:span></text:a>, by <text:a xlink:type="simple" xlink:href="https://twitter.com/mathbabedotorg" text:style-name="Internet_20_link" text:visited-style-name="Visited_20_Internet_20_Link"><text:span text:style-name="T3">Cathy O’Neil</text:span></text:a>. Via <text:a xlink:type="simple" xlink:href="https://twitter.com/naticarfi" text:style-name="Internet_20_link" text:visited-style-name="Visited_20_Internet_20_Link"><text:span text:style-name="T3">Nati Carfi</text:span></text:a></text:p>
        </text:list-item>
        <text:list-item>
          <text:p text:style-name="P17"><text:a xlink:type="simple" xlink:href="https://www.amazon.com/Data-Goliath-Battles-Collect-Control/dp/039335217X" text:style-name="Internet_20_link" text:visited-style-name="Visited_20_Internet_20_Link"><text:span text:style-name="T10">Data and Goliath: The Hidden Battles to Collect Your Data and Control Your World</text:span></text:a>, by <text:a xlink:type="simple" xlink:href="https://twitter.com/schneierblog" text:style-name="Internet_20_link" text:visited-style-name="Visited_20_Internet_20_Link"><text:span text:style-name="T3">Bruce Schneier</text:span></text:a>. Via <text:a xlink:type="simple" xlink:href="https://twitter.com/naticarfi" text:style-name="Internet_20_link" text:visited-style-name="Visited_20_Internet_20_Link"><text:span text:style-name="T3">Nati Carfi</text:span></text:a></text:p>
        </text:list-item>
      </text:list>
      <text:p text:style-name="P1"/>
      <text:p text:style-name="P4">Government</text:p>
      <text:list xml:id="list2411872675" text:style-name="WWNum8">
        <text:list-item>
          <text:p text:style-name="P18"><text:a xlink:type="simple" xlink:href="https://www.amazon.co.uk/d/cka/Whitehall-Effect-Became-Enemy-Great-Public-Services/1909470457" text:style-name="Internet_20_link" text:visited-style-name="Visited_20_Internet_20_Link">The Whitehall Effect: </text:a><text:a xlink:type="simple" xlink:href="https://www.amazon.co.uk/d/cka/Whitehall-Effect-Became-Enemy-Great-Public-Services/1909470457" text:style-name="Internet_20_link" text:visited-style-name="Visited_20_Internet_20_Link">How Whitehall Became the Enemy of Great Public Services - and What We Can Do About it</text:a><text:span text:style-name="T12">, </text:span>by John Seddon. Via <text:a xlink:type="simple" xlink:href="https://twitter.com/johnpeart" text:style-name="Internet_20_link" text:visited-style-name="Visited_20_Internet_20_Link"><text:span text:style-name="T3">John Peart</text:span></text:a> and <text:a xlink:type="simple" xlink:href="https://twitter.com/mcaino" text:style-name="Internet_20_link" text:visited-style-name="Visited_20_Internet_20_Link"><text:span text:style-name="T3">Matt Cain</text:span></text:a></text:p>
        </text:list-item>
        <text:list-item>
          <text:p text:style-name="P18"><text:a xlink:type="simple" xlink:href="https://www.amazon.co.uk/dp/B00MY8S5MQ/ref=dp-kindle-redirect?_encoding=UTF8&amp;btkr=1" text:style-name="Internet_20_link" text:visited-style-name="Visited_20_Internet_20_Link"><text:span text:style-name="T3">The Blunders of our Governments</text:span></text:a><text:span text:style-name="T7">, by Anthony King. Via </text:span><text:a xlink:type="simple" xlink:href="https://twitter.com/pubstrat" text:style-name="Internet_20_link" text:visited-style-name="Visited_20_Internet_20_Link"><text:span text:style-name="T3">Stefan Czerniawski</text:span></text:a></text:p>
        </text:list-item>
        <text:list-item>
          <text:p text:style-name="P18"><text:a xlink:type="simple" xlink:href="https://www.amazon.co.uk/d/Books/Whitehall-Peter-Hennessy/0712667555" text:style-name="Internet_20_link" text:visited-style-name="Visited_20_Internet_20_Link"><text:span text:style-name="T3">Whitehall</text:span></text:a><text:span text:style-name="T7">, by Peter Hennessy; Via</text:span><text:a xlink:type="simple" xlink:href="https://twitter.com/Stef_W" text:style-name="Internet_20_link" text:visited-style-name="Visited_20_Internet_20_Link"><text:span text:style-name="T3"> Stefan Webb </text:span></text:a></text:p>
        </text:list-item>
        <text:list-item>
          <text:p text:style-name="P18"><text:a xlink:type="simple" xlink:href="https://www.amazon.co.uk/dp/B007IO1WQC/ref=dp-kindle-redirect?_encoding=UTF8&amp;btkr=1" text:style-name="Internet_20_link" text:visited-style-name="Visited_20_Internet_20_Link"><text:span text:style-name="T3">The Defence of the realm: the authorised history of MI5</text:span></text:a><text:span text:style-name="T7">, by Christopher Andrew. Via</text:span><text:a xlink:type="simple" xlink:href="https://twitter.com/Stef_W" text:style-name="Internet_20_link" text:visited-style-name="Visited_20_Internet_20_Link"><text:span text:style-name="T3"> Stefan Webb </text:span></text:a></text:p>
        </text:list-item>
        <text:list-item>
          <text:p text:style-name="P18"><text:a xlink:type="simple" xlink:href="https://www.amazon.co.uk/dp/B013L2LPVG/ref=dp-kindle-redirect?_encoding=UTF8&amp;btkr=1" text:style-name="Internet_20_link" text:visited-style-name="Visited_20_Internet_20_Link"><text:span text:style-name="T3">The Naked Diplomat</text:span></text:a><text:span text:style-name="T7">, by </text:span><text:a xlink:type="simple" xlink:href="https://twitter.com/TFletcher" text:style-name="Internet_20_link" text:visited-style-name="Visited_20_Internet_20_Link"><text:span text:style-name="T3">Tom Fletcher</text:span></text:a><text:span text:style-name="T7">. Via </text:span><text:a xlink:type="simple" xlink:href="https://twitter.com/TheABB" text:style-name="Internet_20_link" text:visited-style-name="Visited_20_Internet_20_Link"><text:span text:style-name="T3">Jen Persson</text:span></text:a></text:p>
        </text:list-item>
        <text:list-item>
          <text:p text:style-name="P18"><text:a xlink:type="simple" xlink:href="https://www.amazon.co.uk/Defence-Politics-Continuum-Impacts/dp/0826487513" text:style-name="Internet_20_link" text:visited-style-name="Visited_20_Internet_20_Link"><text:span text:style-name="T3">In defence of politics</text:span></text:a><text:span text:style-name="T7">, by Bernard Crick. Via</text:span><text:a xlink:type="simple" xlink:href="https://twitter.com/Stef_W" text:style-name="Internet_20_link" text:visited-style-name="Visited_20_Internet_20_Link"><text:span text:style-name="T3"> Stefan Webb </text:span></text:a></text:p>
        </text:list-item>
      </text:list>
      <text:p text:style-name="P3"/>
      <text:p text:style-name="P1"><text:span text:style-name="T1">By </text:span><text:a xlink:type="simple" xlink:href="https://twitter.com/maltbyps" text:style-name="Internet_20_link" text:visited-style-name="Visited_20_Internet_20_Link"><text:span text:style-name="T6">Paul Maltby,</text:span></text:a><text:span text:style-name="T1"> Director of Data Projects, </text:span><text:a xlink:type="simple" xlink:href="https://twitter.com/CommunitiesUK" text:style-name="Internet_20_link" text:visited-style-name="Visited_20_Internet_20_Link"><text:span text:style-name="T6">Department for Communities and Local Government</text:span></text:a><text:span text:style-name="T1">, June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dc:date>2017-06-21T17:05:15.199890000</dc:date>
    <meta:editing-duration>PT11M8S</meta:editing-duration>
    <meta:editing-cycles>4</meta:editing-cycles>
    <meta:document-statistic meta:table-count="0" meta:image-count="0" meta:object-count="0" meta:page-count="3" meta:paragraph-count="80" meta:word-count="1091" meta:character-count="6209" meta:non-whitespace-character-count="5252"/>
  </office:meta>
</office:document-meta>
</file>